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CMPE 273 Airbnb <text:s/>Links:</text:span></text:p>
      <text:p text:style-name="P1"/>
      <text:p text:style-name="P1"><text:span text:style-name="T1">Service API document :</text:span></text:p>
      <text:p text:style-name="P1"><text:a xlink:type="simple" xlink:href="https://docs.google.com/document/d/1Kb_8vcYlPax9M99e419V5r0B3oTi8I8E7H04zEnexdI/edit">https://docs.google.com/document/d/1Kb_8vcYlPax9M99e419V5r0B3oTi8I8E7H04zEnexdI/edit</text:a></text:p>
      <text:p text:style-name="P1"/>
      <text:p text:style-name="P1"><text:span text:style-name="T1">Mongo DB Document :</text:span></text:p>
      <text:p text:style-name="P1"><text:a xlink:type="simple" xlink:href="https://docs.google.com/document/d/1uwSv--Rw4Ms8535PTSR3ciARxIvK73746xzSZfcepWI/edit">https://docs.google.com/document/d/1uwSv--Rw4Ms8535PTSR3ciARxIvK73746xzSZfcepWI/edit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